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70db0"/>
    </style:style>
    <style:style style:name="P2" style:family="paragraph" style:parent-style-name="Text_20_body">
      <style:text-properties officeooo:paragraph-rsid="00070db0"/>
    </style:style>
    <style:style style:name="T1" style:family="text">
      <style:text-properties officeooo:rsid="00070d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span text:style-name="Strong_20_Emphasis">New 6G Networks Are in the Works. Can They Destroy Dead Zones for Good?</text:span></text:h>
      <text:p text:style-name="P2"><text:span text:style-name="Emphasis">By Tyler Carroll, edited by Sophie Bushwick</text:span></text:p>
      <text:p text:style-name="P2">High-speed Internet access has become crucial as school, business, and personal life increasingly depend on digital connectivity. Yet, large parts of the U.S. still lack broadband or cellular connections. One potential solution is <text:span text:style-name="Strong_20_Emphasis">6G</text:span>, which could integrate a space-based system with ground-based coverage, aiming for <text:span text:style-name="Strong_20_Emphasis">nationwide high-speed connectivity</text:span>.</text:p>
      <text:p text:style-name="P2">Activities like video conferencing and HD streaming require speeds of at least <text:span text:style-name="Strong_20_Emphasis">25 Mbps</text:span>, yet in 2019, <text:span text:style-name="Strong_20_Emphasis">4.4% of Americans</text:span> lacked access to such speeds. The problem is more severe in <text:span text:style-name="Strong_20_Emphasis">rural (17%) and tribal (21%) communities</text:span>, widening the digital divide. To address this, the Biden administration announced a <text:span text:style-name="Strong_20_Emphasis">$42.45 billion</text:span> investment in the Broadband Equity, Access, and Deployment (BEAD) program. While BEAD focuses on broadband expansion, some experts believe <text:span text:style-name="Strong_20_Emphasis">6G could reduce reliance on wired connections altogether</text:span>.</text:p>
      <text:p text:style-name="P2">The <text:span text:style-name="Strong_20_Emphasis">International Telecommunication Union (ITU)</text:span> has not yet defined 6G’s exact speed, but experts predict it could be <text:span text:style-name="Strong_20_Emphasis">10 to 1,000 times faster than 5G</text:span> by using <text:span text:style-name="Strong_20_Emphasis">higher-frequency radio waves</text:span> for ultra-fast, low-latency connections.</text:p>
      <text:p text:style-name="P2">According to <text:span text:style-name="Strong_20_Emphasis">Lingjia Liu, a leading 6G researcher</text:span>, this technology could <text:span text:style-name="Strong_20_Emphasis">outperform home Wi-Fi routers</text:span>, supporting a growing remote workforce and enabling <text:span text:style-name="Strong_20_Emphasis">applications beyond today’s imagination</text:span>. Possible innovations include <text:span text:style-name="T1">p</text:span>hones acting as <text:span text:style-name="Strong_20_Emphasis">network routers, </text:span><text:s/><text:span text:style-name="T1">s</text:span><text:span text:style-name="Strong_20_Emphasis">elf-driving cars</text:span> communicating instantly, <text:span text:style-name="T1">c</text:span><text:span text:style-name="Strong_20_Emphasis">ompletely hands-free</text:span> mobile devices. </text:p>
      <text:p text:style-name="P2">While 5G promised ultra-fast speeds, its coverage is still limited—<text:span text:style-name="Strong_20_Emphasis">only about 10% of the Earth's surface</text:span>. <text:span text:style-name="Strong_20_Emphasis">Jeffrey Andrews</text:span>, director of <text:span text:style-name="Strong_20_Emphasis">6G@UT</text:span>, notes that 6G will <text:span text:style-name="Strong_20_Emphasis">expand coverage by incorporating satellite-based systems</text:span>, offering connectivity far beyond what ground-based towers can provide.</text:p>
      <text:p text:style-name="P2">Research is focused on <text:span text:style-name="Strong_20_Emphasis">nonterrestrial networks (NTNs)</text:span> using <text:span text:style-name="Strong_20_Emphasis">low-Earth orbit (LEO) satellites</text:span> and uncrewed aerial vehicles. These systems will be <text:span text:style-name="Strong_20_Emphasis">cheaper than 5G</text:span>, which depends on expensive fiber-optic installations. <text:span text:style-name="Strong_20_Emphasis">Piggybacking off existing LEO constellations</text:span> will make 6G deployment <text:span text:style-name="Strong_20_Emphasis">faster and more cost-effective</text:span>.</text:p>
      <text:p text:style-name="P2">The BEAD program aims to improve broadband access, but its reliance on <text:span text:style-name="Strong_20_Emphasis">flawed FCC broadband maps</text:span> has raised concerns. According to <text:span text:style-name="Strong_20_Emphasis">Alexis Schrubbe, director of the Internet Equity Initiative</text:span>, inaccuracies in mapping underserved areas—especially <text:span text:style-name="Strong_20_Emphasis">rural and Native American communities</text:span>—could result in <text:span text:style-name="Strong_20_Emphasis">misallocated funding</text:span>. Schrubbe suggests that <text:span text:style-name="Strong_20_Emphasis">6G and broadband should complement each other</text:span>, rather than compete, ensuring better nationwide connectivity.</text:p>
      <text:p text:style-name="P2"><text:span text:style-name="Strong_20_Emphasis">AI-powered networks</text:span> will be another key improvement. <text:span text:style-name="Strong_20_Emphasis">Harish Viswanathan, head of radio systems at Nokia Bell Labs</text:span>, predicts <text:span text:style-name="Strong_20_Emphasis">AI will optimize network efficiency</text:span>, reducing energy consumption and accelerating data processing.</text:p>
      <text:p text:style-name="P2">While <text:span text:style-name="Strong_20_Emphasis">6G holds transformative potential</text:span>, it won’t replace existing networks overnight. The <text:span text:style-name="Strong_20_Emphasis">ITU estimates consumer availability by 2030</text:span>. By combining <text:span text:style-name="Strong_20_Emphasis">space-based networks, AI-driven optimization, and high-speed connectivity</text:span>, <text:span text:style-name="Strong_20_Emphasis">6G could eliminate dead zones</text:span>, offering global, <text:span text:style-name="Strong_20_Emphasis">affordable Internet acces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13T09:36:51.029000000</meta:creation-date>
    <dc:date>2025-03-13T09:38:56.785000000</dc:date>
    <meta:editing-duration>PT2M5S</meta:editing-duration>
    <meta:editing-cycles>1</meta:editing-cycles>
    <meta:document-statistic meta:table-count="0" meta:image-count="0" meta:object-count="0" meta:page-count="1" meta:paragraph-count="11" meta:word-count="435" meta:character-count="3129" meta:non-whitespace-character-count="2706"/>
    <meta:generator>LibreOffice/24.8.5.2$Windows_X86_64 LibreOffice_project/fddf2685c70b461e7832239a0162a77216259f22</meta:generator>
  </office:meta>
</office:document-meta>
</file>